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79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14in"/>
    </style:style>
    <style:style style:name="Table1.D" style:family="table-column">
      <style:table-column-properties style:column-width="1.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2" style:family="table">
      <style:table-properties style:width="5.6875in" fo:margin-left="0.575in" fo:margin-top="0in" fo:margin-bottom="0in" table:align="left" style:writing-mode="lr-tb"/>
    </style:style>
    <style:style style:name="Table2.A" style:family="table-column">
      <style:table-column-properties style:column-width="2.0611in"/>
    </style:style>
    <style:style style:name="Table2.B" style:family="table-column">
      <style:table-column-properties style:column-width="3.6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2.B1" style:family="table-cell">
      <style:table-cell-properties fo:padding-left="0.075in" fo:padding-right="0.075in" fo:padding-top="0in" fo:padding-bottom="0in" fo:border-left="1.5pt solid #00000a" fo:border-right="1.5pt solid #00000a" fo:border-top="1.5pt solid #00000a" fo:border-bottom="0.75pt solid #00000a"/>
    </style:style>
    <style:style style:name="Table2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2.B2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2.B3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2.B4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" style:family="table">
      <style:table-properties style:width="5.6875in" fo:margin-left="0.575in" fo:margin-top="0in" fo:margin-bottom="0in" table:align="left" style:writing-mode="lr-tb"/>
    </style:style>
    <style:style style:name="Table3.A" style:family="table-column">
      <style:table-column-properties style:column-width="1.9368in"/>
    </style:style>
    <style:style style:name="Table3.B" style:family="table-column">
      <style:table-column-properties style:column-width="3.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1.5pt solid #00000a" fo:border-bottom="0.75pt solid #00000a">
        <style:background-image/>
      </style:table-cell-properties>
    </style:style>
    <style:style style:name="Table3.B1" style:family="table-cell">
      <style:table-cell-properties fo:padding-left="0.075in" fo:padding-right="0.075in" fo:padding-top="0in" fo:padding-bottom="0in" fo:border-left="1.5pt solid #00000a" fo:border-right="1.5pt solid #00000a" fo:border-top="1.5pt solid #00000a" fo:border-bottom="0.75pt solid #00000a"/>
    </style:style>
    <style:style style:name="Table3.A2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0.75pt solid #00000a">
        <style:background-image/>
      </style:table-cell-properties>
    </style:style>
    <style:style style:name="Table3.B2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3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4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B5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0.75pt solid #00000a"/>
    </style:style>
    <style:style style:name="Table3.A6" style:family="table-cell">
      <style:table-cell-properties fo:background-color="#bfbfbf" fo:padding-left="0.075in" fo:padding-right="0.075in" fo:padding-top="0in" fo:padding-bottom="0in" fo:border-left="1.5pt solid #00000a" fo:border-right="1.5pt solid #00000a" fo:border-top="0.75pt solid #00000a" fo:border-bottom="1.5pt solid #00000a">
        <style:background-image/>
      </style:table-cell-properties>
    </style:style>
    <style:style style:name="Table3.B6" style:family="table-cell">
      <style:table-cell-properties fo:padding-left="0.075in" fo:padding-right="0.075in" fo:padding-top="0in" fo:padding-bottom="0in" fo:border-left="1.5pt solid #00000a" fo:border-right="1.5pt solid #00000a" fo:border-top="0.75pt solid #00000a" fo:border-bottom="1.5pt solid #00000a"/>
    </style:style>
    <style:style style:name="Table4" style:family="table">
      <style:table-properties style:width="5.875in" fo:margin-left="0.575in" fo:margin-top="0in" fo:margin-bottom="0in" table:align="left" style:writing-mode="lr-tb"/>
    </style:style>
    <style:style style:name="Table4.A" style:family="table-column">
      <style:table-column-properties style:column-width="1.3118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2.750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4.A2" style:family="table-cell">
      <style:table-cell-properties fo:padding-left="0.0799in" fo:padding-right="0.075in" fo:padding-top="0in" fo:padding-bottom="0in" fo:border="0.75pt solid #000001"/>
    </style:style>
    <style:style style:name="Table4.B2" style:family="table-cell">
      <style:table-cell-properties fo:padding-left="0.0799in" fo:padding-right="0.075in" fo:padding-top="0in" fo:padding-bottom="0in" fo:border="0.75pt solid #000001"/>
    </style:style>
    <style:style style:name="Table4.C2" style:family="table-cell">
      <style:table-cell-properties fo:padding-left="0.0799in" fo:padding-right="0.075in" fo:padding-top="0in" fo:padding-bottom="0in" fo:border="0.75pt solid #000001"/>
    </style:style>
    <style:style style:name="Table4.A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C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5" style:family="table">
      <style:table-properties style:width="6.075in" fo:margin-left="0.575in" fo:margin-top="0in" fo:margin-bottom="0in" table:align="left" style:writing-mode="lr-tb"/>
    </style:style>
    <style:style style:name="Table5.A" style:family="table-column">
      <style:table-column-properties style:column-width="0.6931in"/>
    </style:style>
    <style:style style:name="Table5.B" style:family="table-column">
      <style:table-column-properties style:column-width="1.3069in"/>
    </style:style>
    <style:style style:name="Table5.C" style:family="table-column">
      <style:table-column-properties style:column-width="2.25in"/>
    </style:style>
    <style:style style:name="Table5.D" style:family="table-column">
      <style:table-column-properties style:column-width="1.8243in"/>
    </style:style>
    <style:style style:name="Table5.1" style:family="table-row">
      <style:table-row-properties style:min-row-height="0.2903in" fo:keep-together="auto"/>
    </style:style>
    <style:style style:name="Table5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5.2" style:family="table-row">
      <style:table-row-properties style:min-row-height="0.6778in" fo:keep-together="auto"/>
    </style:style>
    <style:style style:name="Table5.A2" style:family="table-cell">
      <style:table-cell-properties fo:padding-left="0.0799in" fo:padding-right="0.075in" fo:padding-top="0in" fo:padding-bottom="0in" fo:border="0.75pt solid #000001"/>
    </style:style>
    <style:style style:name="Table5.B2" style:family="table-cell">
      <style:table-cell-properties fo:padding-left="0.0799in" fo:padding-right="0.075in" fo:padding-top="0in" fo:padding-bottom="0in" fo:border="0.75pt solid #000001"/>
    </style:style>
    <style:style style:name="Table5.C2" style:family="table-cell">
      <style:table-cell-properties fo:padding-left="0.0799in" fo:padding-right="0.075in" fo:padding-top="0in" fo:padding-bottom="0in" fo:border="0.75pt solid #000001"/>
    </style:style>
    <style:style style:name="Table5.D2" style:family="table-cell">
      <style:table-cell-properties fo:padding-left="0.0799in" fo:padding-right="0.075in" fo:padding-top="0in" fo:padding-bottom="0in" fo:border="0.75pt solid #000001"/>
    </style:style>
    <style:style style:name="Table5.A3" style:family="table-cell">
      <style:table-cell-properties fo:padding-left="0.0799in" fo:padding-right="0.075in" fo:padding-top="0in" fo:padding-bottom="0in" fo:border="0.75pt solid #000001"/>
    </style:style>
    <style:style style:name="Table5.B3" style:family="table-cell">
      <style:table-cell-properties fo:padding-left="0.0799in" fo:padding-right="0.075in" fo:padding-top="0in" fo:padding-bottom="0in" fo:border="0.75pt solid #000001"/>
    </style:style>
    <style:style style:name="Table5.C3" style:family="table-cell">
      <style:table-cell-properties fo:padding-left="0.0799in" fo:padding-right="0.075in" fo:padding-top="0in" fo:padding-bottom="0in" fo:border="0.75pt solid #000001"/>
    </style:style>
    <style:style style:name="Table5.D3" style:family="table-cell">
      <style:table-cell-properties fo:padding-left="0.0799in" fo:padding-right="0.075in" fo:padding-top="0in" fo:padding-bottom="0in" fo:border="0.7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officeooo:rsid="000a9b19" officeooo:paragraph-rsid="000a9b19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Heading_20_2" style:list-style-name="WWNum2"/>
    <style:style style:name="P10" style:family="paragraph" style:parent-style-name="Heading_20_2" style:list-style-name="WWNum2">
      <style:paragraph-properties fo:margin-top="0.5in" fo:margin-bottom="0.0402in" loext:contextual-spacing="false"/>
      <style:text-properties officeooo:paragraph-rsid="0014168f"/>
    </style:style>
    <style:style style:name="P11" style:family="paragraph" style:parent-style-name="Heading_20_1" style:list-style-name="WWNum2">
      <style:paragraph-properties fo:margin-left="0.5in" fo:margin-right="0in" fo:text-indent="-0.5in" style:auto-text-indent="false"/>
    </style:style>
    <style:style style:name="P12" style:family="paragraph" style:parent-style-name="Title">
      <style:paragraph-properties fo:text-align="end" style:justify-single-word="false"/>
    </style:style>
    <style:style style:name="P13" style:family="paragraph" style:parent-style-name="Title">
      <style:paragraph-properties fo:text-align="end" style:justify-single-word="false"/>
      <style:text-properties style:font-name="Times New Roman"/>
    </style:style>
    <style:style style:name="P14" style:family="paragraph" style:parent-style-name="Title" style:master-page-name="Standard">
      <style:paragraph-properties fo:text-align="end" style:justify-single-word="false" style:page-number="auto"/>
    </style:style>
    <style:style style:name="P15" style:family="paragraph" style:parent-style-name="Title">
      <style:paragraph-properties fo:break-before="page"/>
    </style:style>
    <style:style style:name="P16" style:family="paragraph" style:parent-style-name="Title" style:master-page-name="Converted1">
      <style:paragraph-properties style:page-number="auto"/>
    </style:style>
    <style:style style:name="P17" style:family="paragraph" style:parent-style-name="InfoBlue">
      <style:text-properties officeooo:rsid="000ca8ed" officeooo:paragraph-rsid="000ca8ed"/>
    </style:style>
    <style:style style:name="P18" style:family="paragraph" style:parent-style-name="InfoBlue">
      <style:text-properties officeooo:rsid="000cc677" officeooo:paragraph-rsid="000cc677"/>
    </style:style>
    <style:style style:name="P19" style:family="paragraph" style:parent-style-name="InfoBlue" style:list-style-name="L2">
      <style:text-properties officeooo:rsid="000cc677" officeooo:paragraph-rsid="000cc677"/>
    </style:style>
    <style:style style:name="P20" style:family="paragraph" style:parent-style-name="InfoBlue">
      <style:text-properties officeooo:rsid="0014168f" officeooo:paragraph-rsid="0014168f"/>
    </style:style>
    <style:style style:name="P21" style:family="paragraph" style:parent-style-name="InfoBlue">
      <style:text-properties officeooo:rsid="0015b5e2" officeooo:paragraph-rsid="0015b5e2"/>
    </style:style>
    <style:style style:name="P22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</style:style>
    <style:style style:name="P23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a9b19" officeooo:paragraph-rsid="000a9b19"/>
    </style:style>
    <style:style style:name="P24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ca8ed" officeooo:paragraph-rsid="000ca8ed"/>
    </style:style>
    <style:style style:name="P25" style:family="paragraph" style:parent-style-name="InfoBlue" style:list-style-name="L1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ca8ed" officeooo:paragraph-rsid="000ca8ed"/>
    </style:style>
    <style:style style:name="P26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0f6e17" officeooo:paragraph-rsid="000f6e17"/>
    </style:style>
    <style:style style:name="P27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102ad7" officeooo:paragraph-rsid="00102ad7"/>
    </style:style>
    <style:style style:name="P28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11a93c" officeooo:paragraph-rsid="0011a93c"/>
    </style:style>
    <style:style style:name="P29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officeooo:rsid="0014168f" officeooo:paragraph-rsid="0014168f"/>
    </style:style>
    <style:style style:name="P30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style:font-name="Times New Roman" fo:font-size="10pt" fo:language="en" fo:country="US" fo:font-style="normal" officeooo:rsid="0014b510" officeooo:paragraph-rsid="0014b510" style:letter-kerning="false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P31" style:family="paragraph" style:parent-style-name="InfoBlue">
      <style:paragraph-properties fo:margin-top="0in" fo:margin-bottom="0.0835in" loext:contextual-spacing="false"/>
    </style:style>
    <style:style style:name="P32" style:family="paragraph" style:parent-style-name="InfoBlue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</style:style>
    <style:style style:name="P33" style:family="paragraph" style:parent-style-name="InfoBlue">
      <style:paragraph-properties fo:margin-top="0in" fo:margin-bottom="0.0835in" loext:contextual-spacing="false"/>
      <style:text-properties officeooo:rsid="000f6e17" officeooo:paragraph-rsid="000f6e17"/>
    </style:style>
    <style:style style:name="P34" style:family="paragraph" style:parent-style-name="InfoBlue">
      <style:paragraph-properties fo:margin-top="0in" fo:margin-bottom="0.0835in" loext:contextual-spacing="false"/>
      <style:text-properties officeooo:rsid="000f7fce" officeooo:paragraph-rsid="000f7fce"/>
    </style:style>
    <style:style style:name="P35" style:family="paragraph" style:parent-style-name="InfoBlue">
      <style:paragraph-properties fo:margin-top="0in" fo:margin-bottom="0.0835in" loext:contextual-spacing="false"/>
      <style:text-properties officeooo:rsid="00102ad7" officeooo:paragraph-rsid="00102ad7"/>
    </style:style>
    <style:style style:name="P36" style:family="paragraph" style:parent-style-name="InfoBlue">
      <style:paragraph-properties fo:margin-top="0in" fo:margin-bottom="0.0835in" loext:contextual-spacing="false"/>
      <style:text-properties officeooo:rsid="0011a93c" officeooo:paragraph-rsid="0011a93c"/>
    </style:style>
    <style:style style:name="P37" style:family="paragraph" style:parent-style-name="InfoBlue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officeooo:rsid="0014b510" officeooo:paragraph-rsid="0014b510"/>
    </style:style>
    <style:style style:name="P38" style:family="paragraph" style:parent-style-name="InfoBlue" style:list-style-name="L3">
      <style:paragraph-properties fo:margin-top="0in" fo:margin-bottom="0.0835in" loext:contextual-spacing="false"/>
      <style:text-properties officeooo:rsid="0015b5e2" officeooo:paragraph-rsid="0015b5e2"/>
    </style:style>
    <style:style style:name="P39" style:family="paragraph" style:parent-style-name="InfoBlue">
      <style:paragraph-properties fo:margin-top="0in" fo:margin-bottom="0.0835in" loext:contextual-spacing="false"/>
      <style:text-properties officeooo:rsid="0015b5e2" officeooo:paragraph-rsid="0015b5e2"/>
    </style:style>
    <style:style style:name="P40" style:family="paragraph" style:parent-style-name="InfoBlue" style:list-style-name="L4">
      <style:paragraph-properties fo:margin-top="0in" fo:margin-bottom="0.0835in" loext:contextual-spacing="false"/>
      <style:text-properties officeooo:rsid="0015b5e2" officeooo:paragraph-rsid="0015b5e2"/>
    </style:style>
    <style:style style:name="P41" style:family="paragraph" style:parent-style-name="Text_20_body">
      <style:paragraph-properties fo:margin-left="0.05in" fo:margin-right="0in" fo:margin-top="0in" fo:margin-bottom="0.0835in" loext:contextual-spacing="false" fo:text-indent="0in" style:auto-text-indent="false" fo:keep-with-next="always"/>
    </style:style>
    <style:style style:name="P42" style:family="paragraph" style:parent-style-name="Text_20_body">
      <style:paragraph-properties fo:margin-left="0.05in" fo:margin-right="0in" fo:margin-top="0in" fo:margin-bottom="0.0835in" loext:contextual-spacing="false" fo:text-indent="0in" style:auto-text-indent="false"/>
    </style:style>
    <style:style style:name="P43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</style:style>
    <style:style style:name="P44" style:family="paragraph" style:parent-style-name="Text_20_body">
      <style:paragraph-properties fo:margin-left="0.5in" fo:margin-right="0in" fo:text-indent="0in" style:auto-text-indent="false"/>
    </style:style>
    <style:style style:name="P45" style:family="paragraph" style:parent-style-name="Text_20_body">
      <style:paragraph-properties fo:margin-left="0in" fo:margin-right="0in" fo:text-indent="0in" style:auto-text-indent="false"/>
    </style:style>
    <style:style style:name="P46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</style:style>
    <style:style style:name="P47" style:family="paragraph" style:parent-style-name="Text_20_body">
      <style:paragraph-properties fo:margin-left="0in" fo:margin-right="0in" fo:margin-top="0in" fo:margin-bottom="0.0835in" loext:contextual-spacing="false" fo:text-indent="0in" style:auto-text-indent="false"/>
      <style:text-properties officeooo:rsid="0014168f" officeooo:paragraph-rsid="0014168f"/>
    </style:style>
    <style:style style:name="P48" style:family="paragraph" style:parent-style-name="Tabletext">
      <style:paragraph-properties fo:margin-top="0in" fo:margin-bottom="0.0835in" loext:contextual-spacing="false"/>
    </style:style>
    <style:style style:name="P49" style:family="paragraph" style:parent-style-name="Tabletext">
      <style:paragraph-properties fo:margin-top="0in" fo:margin-bottom="0.0835in" loext:contextual-spacing="false" fo:text-align="center" style:justify-single-word="false"/>
    </style:style>
    <style:style style:name="P50" style:family="paragraph" style:parent-style-name="Tabletext">
      <style:paragraph-properties fo:margin-top="0in" fo:margin-bottom="0.0835in" loext:contextual-spacing="false" fo:keep-together="always"/>
    </style:style>
    <style:style style:name="P51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/>
    </style:style>
    <style:style style:name="T3" style:family="text">
      <style:text-properties style:font-name="Arial" fo:font-size="18pt" fo:font-weight="bold" style:font-size-asian="18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fo:language="en" fo:country="US" fo:font-style="normal" style:language-asian="en" style:country-asian="US" style:font-style-asian="normal" style:font-style-complex="normal"/>
    </style:style>
    <style:style style:name="T6" style:family="text">
      <style:text-properties fo:color="#000000" fo:language="en" fo:country="US" fo:font-style="normal" officeooo:rsid="000a9b19" style:language-asian="en" style:country-asian="US" style:font-style-asian="normal" style:font-style-complex="normal"/>
    </style:style>
    <style:style style:name="T7" style:family="text">
      <style:text-properties fo:color="#000000" fo:language="en" fo:country="US" fo:font-style="normal" officeooo:rsid="000b45cb" style:language-asian="en" style:country-asian="US" style:font-style-asian="normal" style:font-style-complex="normal"/>
    </style:style>
    <style:style style:name="T8" style:family="text">
      <style:text-properties fo:color="#000000" fo:language="en" fo:country="US" fo:font-style="normal" officeooo:rsid="000f7fce" style:language-asian="en" style:country-asian="US" style:font-style-asian="normal" style:font-style-complex="normal"/>
    </style:style>
    <style:style style:name="T9" style:family="text">
      <style:text-properties fo:color="#000000" fo:language="en" fo:country="US" fo:font-style="normal" fo:font-weight="normal" style:language-asian="en" style:country-asian="US" style:font-style-asian="normal" style:font-weight-asian="normal" style:font-style-complex="normal" style:font-weight-complex="normal"/>
    </style:style>
    <style:style style:name="T10" style:family="text">
      <style:text-properties fo:color="#000000" fo:language="en" fo:country="US" style:language-asian="en" style:country-asian="US"/>
    </style:style>
    <style:style style:name="T11" style:family="text">
      <style:text-properties fo:color="#000000" fo:font-style="normal" style:font-style-asian="normal" style:font-style-complex="normal"/>
    </style:style>
    <style:style style:name="T12" style:family="text">
      <style:text-properties fo:color="#000000" fo:font-style="normal" officeooo:rsid="00102ad7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102ad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e1d85" style:font-weight-asian="normal" style:font-weight-complex="normal"/>
    </style:style>
    <style:style style:name="T17" style:family="text">
      <style:text-properties fo:language="en" fo:country="US" fo:font-style="normal" style:language-asian="en" style:country-asian="US" style:font-style-asian="normal" style:font-style-complex="normal"/>
    </style:style>
    <style:style style:name="T18" style:family="text">
      <style:text-properties style:font-name="Symbol" style:font-name-asian="Symbol1" style:font-name-complex="Symbol1"/>
    </style:style>
    <style:style style:name="T19" style:family="text">
      <style:text-properties officeooo:rsid="00102ad7"/>
    </style:style>
    <style:style style:name="T20" style:family="text">
      <style:text-properties officeooo:rsid="0015b5e2"/>
    </style:style>
    <style:style style:name="T21" style:family="text">
      <style:text-properties officeooo:rsid="0016bfeb"/>
    </style:style>
    <style:style style:name="T22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atch2Gether</text:p>
      <text:p text:style-name="P12"><text:span text:style-name="T1"><text:title>Vision</text:title></text:span></text:p>
      <text:p text:style-name="P13"/>
      <text:p text:style-name="P12"><text:span text:style-name="T2">Version 1.0</text:span></text:p>
      <text:p text:style-name="P16"><text:span text:style-name="T1">Revision 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9"><text:span text:style-name="T4">Date</text:span></text:p>
          </table:table-cell>
          <table:table-cell table:style-name="Table1.A1" office:value-type="string">
            <text:p text:style-name="P49"><text:span text:style-name="T4">Version</text:span></text:p>
          </table:table-cell>
          <table:table-cell table:style-name="Table1.A1" office:value-type="string">
            <text:p text:style-name="P49"><text:span text:style-name="T4">Description</text:span></text:p>
          </table:table-cell>
          <table:table-cell table:style-name="Table1.A1" office:value-type="string">
            <text:p text:style-name="P49"><text:span text:style-name="T4">Author</text:span></text:p>
          </table:table-cell>
        </table:table-row>
        <table:table-row table:style-name="Table1.1">
          <table:table-cell table:style-name="Table1.A1" office:value-type="string">
            <text:p text:style-name="P48">17/03/2018</text:p>
          </table:table-cell>
          <table:table-cell table:style-name="Table1.A1" office:value-type="string">
            <text:p text:style-name="P48">1.0</text:p>
          </table:table-cell>
          <table:table-cell table:style-name="Table1.A1" office:value-type="string">
            <text:p text:style-name="P48">Initial documentation</text:p>
          </table:table-cell>
          <table:table-cell table:style-name="Table1.A1" office:value-type="string">
            <text:p text:style-name="P48">Rogoz Bogdan</text:p>
          </table:table-cell>
        </table:table-row>
        <table:table-row table:style-name="Table1.1"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</table:table>
      <text:p text:style-name="Standard"/>
      <text:p text:style-name="P15"><text:span text:style-name="T1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_Toc620_1537825450" text:style-name="Index_20_Link" text:visited-style-name="Index_20_Link">1.1 Purpose<text:tab/>3</text:a></text:p>
          <text:p text:style-name="P52"><text:a xlink:type="simple" xlink:href="#__RefHeading___Toc622_1537825450" text:style-name="Index_20_Link" text:visited-style-name="Index_20_Link">1.2 Scope<text:tab/>3</text:a></text:p>
          <text:p text:style-name="P52"><text:a xlink:type="simple" xlink:href="#__RefHeading___Toc624_1537825450" text:style-name="Index_20_Link" text:visited-style-name="Index_20_Link">1.3 Definitions, Acronyms, and Abbreviations<text:tab/>3</text:a></text:p>
          <text:p text:style-name="P52"><text:a xlink:type="simple" xlink:href="#__RefHeading___Toc626_1537825450" text:style-name="Index_20_Link" text:visited-style-name="Index_20_Link">1.4 References<text:tab/>3</text:a></text:p>
          <text:p text:style-name="P52"><text:a xlink:type="simple" xlink:href="#__RefHeading___Toc628_1537825450" text:style-name="Index_20_Link" text:visited-style-name="Index_20_Link">1.5 Overview<text:tab/>3</text:a></text:p>
          <text:p text:style-name="P51"><text:a xlink:type="simple" xlink:href="#__RefHeading___Toc630_1537825450" text:style-name="Index_20_Link" text:visited-style-name="Index_20_Link">2. Positioning<text:tab/>4</text:a></text:p>
          <text:p text:style-name="P52"><text:a xlink:type="simple" xlink:href="#__RefHeading___Toc632_1537825450" text:style-name="Index_20_Link" text:visited-style-name="Index_20_Link">2.1 Problem Statement<text:tab/>4</text:a></text:p>
          <text:p text:style-name="P52"><text:a xlink:type="simple" xlink:href="#__RefHeading___Toc634_1537825450" text:style-name="Index_20_Link" text:visited-style-name="Index_20_Link">2.2 Product Position Statement<text:tab/>4</text:a></text:p>
          <text:p text:style-name="P51"><text:a xlink:type="simple" xlink:href="#__RefHeading___Toc636_1537825450" text:style-name="Index_20_Link" text:visited-style-name="Index_20_Link">3. Stakeholder and User Descriptions<text:tab/>4</text:a></text:p>
          <text:p text:style-name="P52"><text:a xlink:type="simple" xlink:href="#__RefHeading___Toc638_1537825450" text:style-name="Index_20_Link" text:visited-style-name="Index_20_Link">3.1 Stakeholder Summary<text:tab/>4</text:a></text:p>
          <text:p text:style-name="P52"><text:a xlink:type="simple" xlink:href="#__RefHeading___Toc640_1537825450" text:style-name="Index_20_Link" text:visited-style-name="Index_20_Link">3.2 User Summary<text:tab/>5</text:a></text:p>
          <text:p text:style-name="P52"><text:a xlink:type="simple" xlink:href="#__RefHeading___Toc642_1537825450" text:style-name="Index_20_Link" text:visited-style-name="Index_20_Link">3.3 User Environment<text:tab/>5</text:a></text:p>
          <text:p text:style-name="P51"><text:a xlink:type="simple" xlink:href="#__RefHeading___Toc644_1537825450" text:style-name="Index_20_Link" text:visited-style-name="Index_20_Link">4. Product Requirements<text:tab/>5</text:a></text:p>
        </text:index-body>
      </text:table-of-content>
      <text:list xml:id="list1644692206" text:style-name="WWNum2">
        <text:list-item>
          <text:list>
            <text:list-item>
              <text:h text:style-name="P9" text:outline-level="2"><text:bookmark-start text:name="__RefHeading___Toc620_1537825450"/><text:bookmark-start text:name="_Toc316556901"/><text:bookmark-start text:name="_Toc456600918"/><text:bookmark-start text:name="_Toc456598587"/><text:span text:style-name="T1">Purpose</text:span><text:bookmark-end text:name="__RefHeading___Toc620_1537825450"/><text:bookmark-end text:name="_Toc316556901"/><text:bookmark-end text:name="_Toc456600918"/><text:bookmark-end text:name="_Toc456598587"/></text:h>
            </text:list-item>
          </text:list>
        </text:list-item>
      </text:list>
      <text:p text:style-name="P22"><text:span text:style-name="T5">The purpose of </text:span><text:span text:style-name="T6">the Watch2Gether project is to provide its users a friendly environment where they could listen to a wide variety of music, in a synchronized manner, while being situated in totally different spaces.</text:span></text:p>
      <text:list xml:id="list10037390579647" text:continue-numbering="true" text:style-name="WWNum2">
        <text:list-item>
          <text:list>
            <text:list-item>
              <text:h text:style-name="P9" text:outline-level="2"><text:bookmark-start text:name="__RefHeading___Toc622_1537825450"/><text:bookmark-start text:name="_Toc316556902"/><text:bookmark-start text:name="_Toc456600919"/><text:bookmark-start text:name="_Toc456598588"/><text:span text:style-name="T1">Scope</text:span><text:bookmark-end text:name="__RefHeading___Toc622_1537825450"/><text:bookmark-end text:name="_Toc316556902"/><text:bookmark-end text:name="_Toc456600919"/><text:bookmark-end text:name="_Toc456598588"/></text:h>
            </text:list-item>
          </text:list>
        </text:list-item>
      </text:list>
      <text:p text:style-name="P23"><text:span text:style-name="T5">The application will provide limited functionality, for the time being. It will function autonomously, without connection to other media streaming services (eg. Youtube, Dailymotion, Soundcloud), in order to </text:span><text:span text:style-name="T7">avoid certain copyright infringement acts. At first, this may seem problematic but, as the application gains popularity, the media library should become large enough to satisfy most users’ necessities.</text:span></text:p>
      <text:list xml:id="list10038483313923" text:continue-numbering="true" text:style-name="WWNum2">
        <text:list-item>
          <text:list>
            <text:list-item>
              <text:h text:style-name="P9" text:outline-level="2"><text:bookmark-start text:name="__RefHeading___Toc624_1537825450"/><text:bookmark-start text:name="_Toc456600920"/><text:bookmark-start text:name="_Toc456598589"/><text:bookmark-start text:name="_Toc316556903"/><text:span text:style-name="T1">Definitions, Acronyms, and Abbreviations</text:span><text:bookmark-end text:name="__RefHeading___Toc624_1537825450"/><text:bookmark-end text:name="_Toc456600920"/><text:bookmark-end text:name="_Toc456598589"/><text:bookmark-end text:name="_Toc316556903"/></text:h>
            </text:list-item>
          </text:list>
        </text:list-item>
      </text:list>
      <text:p text:style-name="P24"><text:span text:style-name="T9">Several terms and abbreviations will be used throught the documents, some of the most important being:</text:span></text:p>
      <text:list xml:id="list4196435780" text:style-name="L1">
        <text:list-item>
          <text:p text:style-name="P25"><text:span text:style-name="T9">W2G = Watch2Gether</text:span></text:p>
        </text:list-item>
        <text:list-item>
          <text:p text:style-name="P25"><text:span text:style-name="T9">Room = a virtual space where the users interact with the applicant</text:span></text:p>
        </text:list-item>
      </text:list>
      <text:list xml:id="list10038460184626" text:continue-list="list10038483313923" text:style-name="WWNum2">
        <text:list-item>
          <text:list>
            <text:list-item>
              <text:h text:style-name="P9" text:outline-level="2"><text:bookmark-start text:name="__RefHeading___Toc626_1537825450"/><text:bookmark-start text:name="_Toc316556904"/><text:bookmark-start text:name="_Toc456600921"/><text:bookmark-start text:name="_Toc456598590"/><text:span text:style-name="T1">References</text:span><text:bookmark-end text:name="__RefHeading___Toc626_1537825450"/><text:bookmark-end text:name="_Toc316556904"/><text:bookmark-end text:name="_Toc456600921"/><text:bookmark-end text:name="_Toc456598590"/></text:h>
            </text:list-item>
          </text:list>
        </text:list-item>
      </text:list>
      <text:p text:style-name="P17">This project is inspired from the well-known Watch2Gether website: https://www.watch2gether.com/</text:p>
      <text:list xml:id="list10038569329106" text:continue-numbering="true" text:style-name="WWNum2">
        <text:list-item>
          <text:list>
            <text:list-item>
              <text:h text:style-name="P9" text:outline-level="2"><text:bookmark-start text:name="__RefHeading___Toc628_1537825450"/><text:bookmark-start text:name="_Toc316556905"/><text:bookmark-start text:name="_Toc456600922"/><text:bookmark-start text:name="_Toc456598591"/><text:span text:style-name="T1">Overview</text:span><text:bookmark-end text:name="__RefHeading___Toc628_1537825450"/><text:bookmark-end text:name="_Toc316556905"/><text:bookmark-end text:name="_Toc456600922"/><text:bookmark-end text:name="_Toc456598591"/></text:h>
            </text:list-item>
          </text:list>
        </text:list-item>
      </text:list>
      <text:p text:style-name="P18"><text:span text:style-name="T15">This document is structured into multiple sections:</text:span></text:p>
      <text:list xml:id="list804807487" text:style-name="L2">
        <text:list-item>
          <text:p text:style-name="P19"><text:span text:style-name="T15">Positioning – examines the faced problem and the proposed solution.</text:span></text:p>
        </text:list-item>
        <text:list-item>
          <text:p text:style-name="P19"><text:span text:style-name="T15">Stakeholders – provides a high-level view over the people involved with the project.</text:span></text:p>
        </text:list-item>
        <text:list-item>
          <text:p text:style-name="P19"><text:span text:style-name="T15">Requirements – provides the hardware specifications </text:span><text:span text:style-name="T16">needed in order for the user to have a smooth experience.</text:span></text:p>
        </text:list-item>
      </text:list>
      <text:list xml:id="list10037323177457" text:continue-list="list10038569329106" text:style-name="WWNum2">
        <text:list-item>
          <text:h text:style-name="P11" text:outline-level="1"><text:bookmark-start text:name="__RefHeading___Toc630_1537825450"/><text:bookmark-start text:name="_Toc436203377"/><text:bookmark-start text:name="_Toc452813577"/><text:bookmark-start text:name="_Toc316556906"/><text:soft-page-break/><text:span text:style-name="T1">Positioning</text:span><text:bookmark-end text:name="__RefHeading___Toc630_1537825450"/><text:bookmark-end text:name="_Toc436203377"/><text:bookmark-end text:name="_Toc452813577"/><text:bookmark-end text:name="_Toc316556906"/></text:h>
          <text:list>
            <text:list-item>
              <text:h text:style-name="P9" text:outline-level="2"><text:bookmark-start text:name="__RefHeading___Toc632_1537825450"/><text:bookmark-start text:name="_Toc316556907"/><text:bookmark-start text:name="_Toc452813579"/><text:bookmark-start text:name="_Toc436203379"/><text:span text:style-name="T1">Problem Statement</text:span><text:bookmark-end text:name="__RefHeading___Toc632_1537825450"/><text:bookmark-end text:name="_Toc316556907"/><text:bookmark-end text:name="_Toc452813579"/><text:bookmark-end text:name="_Toc436203379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1">The problem of</text:p>
          </table:table-cell>
          <table:table-cell table:style-name="Table2.B1" office:value-type="string">
            <text:p text:style-name="P33"><text:span text:style-name="T11">Having a collectively created multi-media playlist that can be streamed over the Internet</text:span></text:p>
          </table:table-cell>
        </table:table-row>
        <table:table-row table:style-name="Table2.1">
          <table:table-cell table:style-name="Table2.A2" office:value-type="string">
            <text:p text:style-name="P41">affects</text:p>
          </table:table-cell>
          <table:table-cell table:style-name="Table2.B2" office:value-type="string">
            <text:p text:style-name="P33"><text:span text:style-name="T11">Everyday Internet user</text:span></text:p>
          </table:table-cell>
        </table:table-row>
        <table:table-row table:style-name="Table2.1">
          <table:table-cell table:style-name="Table2.A2" office:value-type="string">
            <text:p text:style-name="P41">the impact of which is</text:p>
          </table:table-cell>
          <table:table-cell table:style-name="Table2.B3" office:value-type="string">
            <text:p text:style-name="P26"><text:span text:style-name="T5">Users having to share predefined playlists</text:span></text:p>
            <text:p text:style-name="P26"><text:span text:style-name="T5">Us</text:span><text:span text:style-name="T8">ing</text:span><text:span text:style-name="T5"> certain services that do not concentrate on synchronized playlist streams </text:span><text:span text:style-name="T8">and producing lower quality experiences</text:span></text:p>
          </table:table-cell>
        </table:table-row>
        <table:table-row table:style-name="Table2.1">
          <table:table-cell table:style-name="Table2.A2" office:value-type="string">
            <text:p text:style-name="P42">a successful solution would be</text:p>
          </table:table-cell>
          <table:table-cell table:style-name="Table2.B4" office:value-type="string">
            <text:p text:style-name="P34"><text:span text:style-name="T11">The possibility to create a user-defined environment that can </text:span><text:span text:style-name="T12">stream media files with concurrent controls</text:span></text:p>
          </table:table-cell>
        </table:table-row>
      </table:table>
      <text:list xml:id="list10037572267938" text:continue-numbering="true" text:style-name="WWNum2">
        <text:list-item>
          <text:list>
            <text:list-item>
              <text:h text:style-name="P9" text:outline-level="2"><text:bookmark-start text:name="__RefHeading___Toc634_1537825450"/><text:bookmark-start text:name="_Toc316556908"/><text:bookmark-start text:name="_Toc452813580"/><text:bookmark-start text:name="_Toc436203380"/><text:bookmark-start text:name="_Toc422186485"/><text:bookmark-start text:name="_Toc425054392"/><text:span text:style-name="T1">Product Position Statement</text:span><text:bookmark-end text:name="__RefHeading___Toc634_1537825450"/><text:bookmark-end text:name="_Toc316556908"/><text:bookmark-end text:name="_Toc452813580"/><text:bookmark-end text:name="_Toc436203380"/><text:bookmark-end text:name="_Toc422186485"/><text:bookmark-end text:name="_Toc425054392"/>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For</text:p>
          </table:table-cell>
          <table:table-cell table:style-name="Table3.B1" office:value-type="string">
            <text:p text:style-name="P35"><text:span text:style-name="T11">Everyone</text:span></text:p>
          </table:table-cell>
        </table:table-row>
        <table:table-row table:style-name="Table3.1">
          <table:table-cell table:style-name="Table3.A2" office:value-type="string">
            <text:p text:style-name="P41">Who</text:p>
          </table:table-cell>
          <table:table-cell table:style-name="Table3.B2" office:value-type="string">
            <text:p text:style-name="P27"><text:span text:style-name="T10">Wants to listen to music as a group</text:span></text:p>
          </table:table-cell>
        </table:table-row>
        <table:table-row table:style-name="Table3.1">
          <table:table-cell table:style-name="Table3.A2" office:value-type="string">
            <text:p text:style-name="P41">The <text:span text:style-name="T19">Watch2Gether</text:span></text:p>
          </table:table-cell>
          <table:table-cell table:style-name="Table3.B3" office:value-type="string">
            <text:p text:style-name="P32"><text:span text:style-name="T13">Is a</text:span><text:span text:style-name="T14">n advanced multi-user</text:span><text:span text:style-name="T13"> </text:span><text:span text:style-name="T14">online</text:span><text:span text:style-name="T13"> media player</text:span></text:p>
          </table:table-cell>
        </table:table-row>
        <table:table-row table:style-name="Table3.1">
          <table:table-cell table:style-name="Table3.A2" office:value-type="string">
            <text:p text:style-name="P41">That</text:p>
          </table:table-cell>
          <table:table-cell table:style-name="Table3.B4" office:value-type="string">
            <text:p text:style-name="P35"><text:span text:style-name="T13">Enables concurrent control of a music playlist</text:span></text:p>
          </table:table-cell>
        </table:table-row>
        <table:table-row table:style-name="Table3.1">
          <table:table-cell table:style-name="Table3.A2" office:value-type="string">
            <text:p text:style-name="P41">Unlike</text:p>
          </table:table-cell>
          <table:table-cell table:style-name="Table3.B5" office:value-type="string">
            <text:p text:style-name="P28"><text:span text:style-name="T17">Other music streaming applications, it focuses on multi-user sessions</text:span></text:p>
          </table:table-cell>
        </table:table-row>
        <table:table-row table:style-name="Table3.1">
          <table:table-cell table:style-name="Table3.A6" office:value-type="string">
            <text:p text:style-name="P42">Our product</text:p>
          </table:table-cell>
          <table:table-cell table:style-name="Table3.B6" office:value-type="string">
            <text:p text:style-name="P36"><text:span text:style-name="T13">Lets users create custom playlists with the available music and share control over it with other users</text:span></text:p>
          </table:table-cell>
        </table:table-row>
      </table:table>
      <text:p text:style-name="InfoBlue"/>
      <text:list xml:id="list10037397595255" text:continue-numbering="true" text:style-name="WWNum2">
        <text:list-item>
          <text:h text:style-name="P11" text:outline-level="1"><text:bookmark-start text:name="__RefHeading___Toc636_1537825450"/><text:bookmark text:name="_Toc436203381"/><text:bookmark-start text:name="_Toc447960005"/><text:bookmark-start text:name="_Toc452813581"/><text:bookmark-start text:name="_Toc316556909"/><text:span text:style-name="T1">Stakeholder and User Descriptions</text:span><text:bookmark-end text:name="__RefHeading___Toc636_1537825450"/><text:bookmark-end text:name="_Toc447960005"/><text:bookmark-end text:name="_Toc452813581"/><text:bookmark-end text:name="_Toc316556909"/></text:h>
          <text:list>
            <text:list-item>
              <text:h text:style-name="P9" text:outline-level="2"><text:bookmark-start text:name="__RefHeading___Toc638_1537825450"/><text:bookmark-start text:name="_Toc316556910"/><text:bookmark-start text:name="_Toc452813583"/><text:span text:style-name="T1">Stakeholder Summary</text:span><text:bookmark-end text:name="__RefHeading___Toc638_1537825450"/><text:bookmark-end text:name="_Toc316556910"/><text:bookmark-end text:name="_Toc452813583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3"><text:span text:style-name="T4">Name</text:span></text:p>
          </table:table-cell>
          <table:table-cell table:style-name="Table4.A1" office:value-type="string">
            <text:p text:style-name="P43"><text:span text:style-name="T4">Description</text:span></text:p>
          </table:table-cell>
          <table:table-cell table:style-name="Table4.A1" office:value-type="string">
            <text:p text:style-name="P43"><text:span text:style-name="T4">Responsibilities</text:span></text:p>
          </table:table-cell>
        </table:table-row>
        <table:table-row table:style-name="Table4.1">
          <table:table-cell table:style-name="Table4.A2" office:value-type="string">
            <text:p text:style-name="P22"><text:span text:style-name="T17">Developer</text:span></text:p>
          </table:table-cell>
          <table:table-cell table:style-name="Table4.B2" office:value-type="string">
            <text:p text:style-name="P22"><text:span text:style-name="T17">The person who developed the application, but also maintains it.</text:span></text:p>
          </table:table-cell>
          <table:table-cell table:style-name="Table4.C2" office:value-type="string">
            <text:p text:style-name="InfoBlue"><text:span text:style-name="T13">Ensures that the system will be maintainable</text:span></text:p>
          </table:table-cell>
        </table:table-row>
        <table:table-row table:style-name="Table4.1">
          <table:table-cell table:style-name="Table4.A3" office:value-type="string">
            <text:p text:style-name="P29">Tester</text:p>
          </table:table-cell>
          <table:table-cell table:style-name="Table4.B3" office:value-type="string">
            <text:p text:style-name="P29">The person who performs regular checks on the existing system and updates.</text:p>
          </table:table-cell>
          <table:table-cell table:style-name="Table4.C3" office:value-type="string">
            <text:p text:style-name="P20">Ensures the good functionality of the system</text:p>
          </table:table-cell>
        </table:table-row>
        <table:table-row table:style-name="Table4.1">
          <table:table-cell table:style-name="Table4.A4" office:value-type="string">
            <text:p text:style-name="P29">Business analyst</text:p>
          </table:table-cell>
          <table:table-cell table:style-name="Table4.B4" office:value-type="string">
            <text:p text:style-name="P29">The person who checks the evolution of the project on the market.</text:p>
          </table:table-cell>
          <table:table-cell table:style-name="Table4.C4" office:value-type="string">
            <text:p text:style-name="P47"><text:span text:style-name="T13">Checks project’s evolution</text:span></text:p>
          </table:table-cell>
        </table:table-row>
        <table:table-row table:style-name="Table4.1">
          <table:table-cell table:style-name="Table4.A5" office:value-type="string">
            <text:p text:style-name="P29">Manager</text:p>
          </table:table-cell>
          <table:table-cell table:style-name="Table4.B5" office:value-type="string">
            <text:p text:style-name="P29">The person who handles all the external relations.</text:p>
          </table:table-cell>
          <table:table-cell table:style-name="Table4.C5" office:value-type="string">
            <text:p text:style-name="P47"><text:span text:style-name="T13">Ensures there is interest in the product</text:span></text:p>
          </table:table-cell>
        </table:table-row>
      </table:table>
      <text:list xml:id="list10038445519818" text:continue-numbering="true" text:style-name="WWNum2">
        <text:list-item>
          <text:list>
            <text:list-item>
              <text:h text:style-name="P10" text:outline-level="2"><text:bookmark-start text:name="_Toc452813584"/><text:bookmark-start text:name="_Toc316556911"/><text:bookmark-start text:name="__RefHeading___Toc640_1537825450"/><text:soft-page-break/><text:span text:style-name="T1">User Summary</text:span><text:bookmark-end text:name="_Toc452813584"/><text:bookmark-end text:name="_Toc316556911"/><text:bookmark-end text:name="__RefHeading___Toc640_1537825450"/>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3"><text:span text:style-name="T4">Name</text:span></text:p>
          </table:table-cell>
          <table:table-cell table:style-name="Table5.A1" office:value-type="string">
            <text:p text:style-name="P43"><text:span text:style-name="T4">Description</text:span></text:p>
          </table:table-cell>
          <table:table-cell table:style-name="Table5.A1" office:value-type="string">
            <text:p text:style-name="P43"><text:span text:style-name="T4">Responsibilities</text:span></text:p>
          </table:table-cell>
          <table:table-cell table:style-name="Table5.A1" office:value-type="string">
            <text:p text:style-name="P43"><text:span text:style-name="T4">Stakeholder</text:span></text:p>
          </table:table-cell>
        </table:table-row>
        <table:table-row table:style-name="Table5.2">
          <table:table-cell table:style-name="Table5.A2" office:value-type="string">
            <text:p text:style-name="P31"><text:span text:style-name="T13">Administrator</text:span></text:p>
          </table:table-cell>
          <table:table-cell table:style-name="Table5.B2" office:value-type="string">
            <text:p text:style-name="P31"><text:span text:style-name="T13">The person who manages the users database, as well as the media database</text:span></text:p>
          </table:table-cell>
          <table:table-cell table:style-name="Table5.C2" office:value-type="string">
            <text:p text:style-name="InfoBlue"><text:span text:style-name="T13">Manages the list of users</text:span></text:p>
            <text:p text:style-name="P43"><text:span text:style-name="T13">Manages the available content</text:span></text:p>
          </table:table-cell>
          <table:table-cell table:style-name="Table5.D2" office:value-type="string">
            <text:p text:style-name="P30">Any of the stakeholders mentioned above / None</text:p>
          </table:table-cell>
        </table:table-row>
        <table:table-row table:style-name="Table5.2">
          <table:table-cell table:style-name="Table5.A3" office:value-type="string">
            <text:p text:style-name="P31">Regular User</text:p>
          </table:table-cell>
          <table:table-cell table:style-name="Table5.B3" office:value-type="string">
            <text:p text:style-name="P31">The person who uses the available content</text:p>
          </table:table-cell>
          <table:table-cell table:style-name="Table5.C3" office:value-type="string">
            <text:p text:style-name="InfoBlue">Manage its own account</text:p>
            <text:p text:style-name="P45">Create rooms</text:p>
            <text:p text:style-name="P43">Invite other people</text:p>
          </table:table-cell>
          <table:table-cell table:style-name="Table5.D3" office:value-type="string">
            <text:p text:style-name="P37">None</text:p>
          </table:table-cell>
        </table:table-row>
      </table:table>
      <text:p text:style-name="Text_20_body"/>
      <text:list xml:id="list10037333476949" text:continue-numbering="true" text:style-name="WWNum2">
        <text:list-item>
          <text:list>
            <text:list-item>
              <text:h text:style-name="P9" text:outline-level="2"><text:bookmark-start text:name="__RefHeading___Toc642_1537825450"/><text:bookmark-start text:name="_Toc316556912"/><text:bookmark-start text:name="_Toc452813585"/><text:bookmark-start text:name="_Toc436203384"/><text:bookmark-start text:name="_Toc422186479"/><text:bookmark-start text:name="_Toc346297773"/><text:bookmark-start text:name="_Toc342757864"/><text:bookmark-start text:name="_Toc425054386"/><text:span text:style-name="T1">User Environment</text:span><text:bookmark-end text:name="__RefHeading___Toc642_1537825450"/><text:bookmark-end text:name="_Toc316556912"/><text:bookmark-end text:name="_Toc452813585"/><text:bookmark-end text:name="_Toc436203384"/><text:bookmark-end text:name="_Toc422186479"/><text:bookmark-end text:name="_Toc346297773"/><text:bookmark-end text:name="_Toc342757864"/><text:bookmark-end text:name="_Toc425054386"/></text:h>
            </text:list-item>
          </text:list>
        </text:list-item>
      </text:list>
      <text:p text:style-name="P21">The user will be accessing the application inside a web browser. Even though the application is intended for multi-user sessions, a room consisting of one single user is a perfectly valid scenario.</text:p>
      <text:p text:style-name="P21">The application could also have mobile integration, since they satisfy all the requirements for having the intended user experience.</text:p>
      <text:p text:style-name="P44"/>
      <text:p text:style-name="P44"/>
      <text:list xml:id="list10037334378021" text:continue-numbering="true" text:style-name="WWNum2">
        <text:list-item>
          <text:h text:style-name="P11" text:outline-level="1"><text:bookmark-start text:name="__RefHeading___Toc644_1537825450"/><text:bookmark-start text:name="_Toc316556913"/><text:bookmark-start text:name="_Toc452813602"/><text:bookmark-start text:name="_Toc436203408"/><text:bookmark text:name="_Toc4362033811"/><text:span text:style-name="T1">Product Requirements</text:span><text:bookmark-end text:name="__RefHeading___Toc644_1537825450"/><text:bookmark-end text:name="_Toc316556913"/><text:bookmark-end text:name="_Toc452813602"/><text:bookmark-end text:name="_Toc436203408"/></text:h>
        </text:list-item>
      </text:list>
      <text:p text:style-name="P31">It is recommended that the end user has at least a web browser with HTML5 compatility. <text:span text:style-name="T20">The minimum hardware requirements include:</text:span></text:p>
      <text:list xml:id="list2284780636" text:style-name="L3">
        <text:list-item>
          <text:p text:style-name="P38">Operating System : Windows (7 or later), Mac OS X (10.10 or later), Linux (Ubuntu 14.04 or later, Debian 8 or later)</text:p>
        </text:list-item>
        <text:list-item>
          <text:p text:style-name="P38">Processor : Intel Pentium 4 or later, 2 GHz</text:p>
        </text:list-item>
        <text:list-item>
          <text:p text:style-name="P38">RAM : 4 GB</text:p>
        </text:list-item>
      </text:list>
      <text:p text:style-name="P39">Mobile requirements include:</text:p>
      <text:list xml:id="list3886457061" text:style-name="L4">
        <text:list-item>
          <text:p text:style-name="P40">Android (2.2 or later), iOS (4.0 or later)</text:p>
        </text:list-item>
        <text:list-item>
          <text:p text:style-name="P40">Processor : <text:s/>1.<text:span text:style-name="T21">5</text:span> GHz single-core</text:p>
        </text:list-item>
        <text:list-item>
          <text:p text:style-name="P40">RAM : 1 GB</text:p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o" fo:country="RO" style:letter-kerning="false" style:font-name-asian="Times New Roman1" style:font-size-asian="10pt" style:language-asian="ro" style:country-asian="R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fo:color="#000000" fo:font-style="normal" style:font-style-asian="normal" style:font-style-complex="normal"/>
    </style:style>
    <style:style style:name="infoblue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6.6375in" fo:margin-left="0in" fo:margin-top="0in" fo:margin-bottom="0in" table:align="left" style:writing-mode="lr-tb"/>
    </style:style>
    <style:style style:name="Table6.A" style:family="table-column">
      <style:table-column-properties style:column-width="4.4299in"/>
    </style:style>
    <style:style style:name="Table6.B" style:family="table-column">
      <style:table-column-properties style:column-width="2.206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99in" fo:padding-right="0.075in" fo:padding-top="0in" fo:padding-bottom="0in" fo:border="0.75pt solid #00000a"/>
    </style:style>
    <style:style style:name="Table7" style:family="table">
      <style:table-properties style:width="6.5868in" fo:margin-left="0in" fo:margin-top="0in" fo:margin-bottom="0in" table:align="left" style:writing-mode="lr-tb"/>
    </style:style>
    <style:style style:name="Table7.A" style:family="table-column">
      <style:table-column-properties style:column-width="2.1951in"/>
    </style:style>
    <style:style style:name="Table7.B" style:family="table-column">
      <style:table-column-properties style:column-width="2.1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officeooo:rsid="000a9b19" officeooo:paragraph-rsid="000a9b19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Arial" fo:font-size="18pt" fo:font-weight="bold" style:font-size-asian="18pt" style:font-weight-asian="bold"/>
    </style:style>
    <style:style style:name="MT2" style:family="text">
      <style:text-properties style:font-name="Symbol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number-style style:name="N0">
      <number:number number:min-integer-digits="1"/>
    </number:number-style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Bogdan Rogoz</text:span></text:p>
        <text:p text:style-name="MP4"/>
        <text:p text:style-name="Header"/>
      </style:header>
    </style:master-page>
    <style:master-page style:name="Converted1" style:page-layout-name="Mpm2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Watch2Gether</text:p>
            </table:table-cell>
            <table:table-cell table:style-name="Table6.A1" office:value-type="string">
              <text:p text:style-name="MP5"><text:s text:c="2"/>Version: <text:s text:c="10"/>1.0</text:p>
            </table:table-cell>
          </table:table-row>
          <table:table-row table:style-name="Table6.1">
            <table:table-cell table:style-name="Table6.A1" office:value-type="string">
              <text:p text:style-name="Standard"><text:title>Vision</text:title></text:p>
            </table:table-cell>
            <table:table-cell table:style-name="Table6.A1" office:value-type="string">
              <text:p text:style-name="Standard"><text:s text:c="2"/>Date: <text:s/>17/03/2018</text:p>
            </table:table-cell>
          </table:table-row>
          <table:table-row table:style-name="Table6.1">
            <table:table-cell table:style-name="Table6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 table:number-columns-repeated="2"/>
          <table:table-row table:style-name="Table7.1">
            <table:table-cell table:style-name="Table7.A1" office:value-type="string">
              <text:p text:style-name="MP6"/>
            </table:table-cell>
            <table:table-cell table:style-name="Table7.A1" office:value-type="string">
              <text:p text:style-name="MP7"><text:span text:style-name="MT2"></text:span><text:span text:style-name="MT2"><text:user-defined style:data-style-name="N0" text:name="Company">&lt;Company Name&gt;</text:user-defined></text:span>, <text:date style:data-style-name="N10121" text:date-value="2018-03-20T01:00:36.391369742">2018</text:date></text:p>
            </table:table-cell>
            <table:table-cell table:style-name="Table7.A1" office:value-type="string">
              <text:p text:style-name="MP8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4T07:49:00</meta:creation-date>
    <meta:initial-creator>Cristina</meta:initial-creator>
    <dc:language>en-US</dc:language>
    <meta:print-date>2001-03-15T12:26:00</meta:print-date>
    <dc:date>2018-03-20T01:00:36.324531898</dc:date>
    <meta:editing-cycles>31</meta:editing-cycles>
    <dc:subject>&lt;Project Name&gt;</dc:subject>
    <dc:title>Vision</dc:title>
    <meta:editing-duration>PT59M24S</meta:editing-duration>
    <meta:generator>LibreOffice/6.0.0.3$Linux_X86_64 LibreOffice_project/00m0$Build-3</meta:generator>
    <meta:document-statistic meta:table-count="7" meta:image-count="0" meta:object-count="0" meta:page-count="5" meta:paragraph-count="119" meta:word-count="694" meta:character-count="4397" meta:non-whitespace-character-count="3828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Vision.dot" xlink:href=""/>
  </office:meta>
</office:document-meta>
</file>